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0000000A06B6B6B29.png" manifest:media-type="image/png"/>
  <manifest:file-entry manifest:full-path="Pictures/10000001000000A0000000A0B8C444EB.png" manifest:media-type="image/png"/>
  <manifest:file-entry manifest:full-path="Pictures/10000001000000A0000000A0E3F3B4B9.png" manifest:media-type="image/png"/>
  <manifest:file-entry manifest:full-path="Pictures/10000001000000A0000000A09232AD67.png" manifest:media-type="image/png"/>
  <manifest:file-entry manifest:full-path="Pictures/10000001000000A0000000A0C870856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15.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  <style:text-properties style:font-name="Liberation Serif" fo:font-size="24pt"/>
    </style:style>
    <style:style style:name="P2" style:family="paragraph">
      <loext:graphic-properties draw:fill="none"/>
      <style:paragraph-properties fo:text-align="center" style:writing-mode="lr-tb"/>
      <style:text-properties style:font-name="Liberation Serif" fo:font-size="24pt"/>
    </style:style>
    <style:style style:name="P3" style:family="paragraph">
      <style:paragraph-properties fo:text-align="start"/>
      <style:text-properties style:font-name="Liberation Serif"/>
    </style:style>
    <style:style style:name="P4" style:family="paragraph">
      <loext:graphic-properties draw:fill="none"/>
      <style:paragraph-properties fo:text-align="start" style:writing-mode="lr-tb"/>
      <style:text-properties style:font-name="Liberation Seri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24pt"/>
    </style:style>
    <style:style style:name="T2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cm" svg:height="1cm" svg:x="2.5cm" svg:y="4.4cm">
          <text:p text:style-name="P1"><text:span text:style-name="T1">Minecraft Werkzeug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1cm" svg:x="13cm" svg:y="12cm">
          <text:p text:style-name="P3"><text:span text:style-name="T2">Diamanta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cm" svg:height="1cm" svg:x="4cm" svg:y="18.1cm">
          <text:p text:style-name="P3"><text:span text:style-name="T2">Diamant-Spitzhac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cm" svg:height="1cm" svg:x="4cm" svg:y="24.1cm">
          <text:p text:style-name="P3"><text:span text:style-name="T2">Diamanthar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cm" svg:height="1cm" svg:x="13cm" svg:y="18.1cm">
          <text:p text:style-name="P3"><text:span text:style-name="T2">Diamantschauf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4cm" svg:height="4cm" svg:x="4cm" svg:y="8cm">
          <draw:image xlink:href="Pictures/10000001000000A0000000A0C870856D.png" xlink:type="simple" xlink:show="embed" xlink:actuate="onLoad" draw:mime-type="image/png">
            <text:p/>
          </draw:image>
        </draw:frame>
        <draw:custom-shape draw:style-name="gr2" draw:text-style-name="P4" draw:layer="layout" svg:width="6cm" svg:height="1cm" svg:x="4cm" svg:y="12.1cm">
          <text:p text:style-name="P3"><text:span text:style-name="T2">Diamantschw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4cm" svg:height="4cm" svg:x="13cm" svg:y="8cm">
          <draw:image xlink:href="Pictures/10000001000000A0000000A09232AD67.png" xlink:type="simple" xlink:show="embed" xlink:actuate="onLoad" draw:mime-type="image/png">
            <text:p/>
          </draw:image>
        </draw:frame>
        <draw:frame draw:style-name="gr3" draw:text-style-name="P5" draw:layer="layout" svg:width="4cm" svg:height="4cm" svg:x="4cm" svg:y="14cm">
          <draw:image xlink:href="Pictures/10000001000000A0000000A0E3F3B4B9.png" xlink:type="simple" xlink:show="embed" xlink:actuate="onLoad" draw:mime-type="image/png">
            <text:p/>
          </draw:image>
        </draw:frame>
        <draw:frame draw:style-name="gr3" draw:text-style-name="P5" draw:layer="layout" svg:width="4cm" svg:height="4cm" svg:x="13cm" svg:y="14cm">
          <draw:image xlink:href="Pictures/10000001000000A0000000A0B8C444EB.png" xlink:type="simple" xlink:show="embed" xlink:actuate="onLoad" draw:mime-type="image/png">
            <text:p/>
          </draw:image>
        </draw:frame>
        <draw:frame draw:style-name="gr3" draw:text-style-name="P5" draw:layer="layout" svg:width="4cm" svg:height="4cm" svg:x="4cm" svg:y="20cm">
          <draw:image xlink:href="Pictures/10000001000000A0000000A06B6B6B2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1T08:49:48.341110136</meta:creation-date>
    <dc:date>2026-04-22T08:13:50.201058501</dc:date>
    <meta:editing-duration>PT22M35S</meta:editing-duration>
    <meta:editing-cycles>9</meta:editing-cycles>
    <meta:generator>LibreOffice/25.8.6.2$Linux_X86_64 LibreOffice_project/580$Build-2</meta:generator>
    <meta:print-date>2026-04-11T09:06:05.847842216</meta:print-date>
    <meta:printed-by>PDF files</meta:printed-by>
    <meta:document-statistic meta:object-count="11"/>
  </office:meta>
</office:document-meta>
</file>